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23">
            <text:p>23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3-04-22_08-03-10_000.jpg</text:p>
          </table:table-cell>
          <table:table-cell table:style-name="ce26" office:value-type="string">
            <text:p>:m :haja,lets / action activity / やること / genre=~ / content=「葬送のための曲」　=&gt;　作ろう,other=否。そんなものに、費やすな。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haja,lets / action activity / やること / genre=~ / content=「葬送のための曲」　=&gt;　作ろう,other=否。そんなものに、費やすな。">
            <text:p>:m :haja,lets / action activity / やること / genre=~ / content=「葬送のための曲」　=&gt;　作ろう,other=否。そんなものに、費やすな。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8" office:value-type="string">
            <text:p>2023-04-22_07-33-18_000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起きた時刻 / 2023">
            <text:p>:m :PHOTO 起き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8" office:value-type="string">
            <text:p>2023-04-22_03-16-33_000.jpg</text:p>
          </table:table-cell>
          <table:table-cell table:style-name="ce26" office:value-type="string">
            <text:p>:m :PHOTO 寝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:PHOTO 寝た時刻 / 2023">
            <text:p>:m :PHOTO 寝た時刻 / 2023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4">
            <text:p>14</text:p>
          </table:table-cell>
          <table:table-cell table:style-name="ce18" office:value-type="string">
            <text:p>2023-04-22_08-02-59_000.jpg</text:p>
          </table:table-cell>
          <table:table-cell table:style-name="ce26" office:value-type="string">
            <text:p>:m :th,mysl / topic=~ / content=「神よ」だけでは、足らず。「仁」無くんば、呼吸不能[あたはず。,id=~,other=~ / lang=ja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:th,mysl / topic=~ / content=「神よ」だけでは、足らず。「仁」無くんば、呼吸不能[あたはず。,id=~,other=~ / lang=ja">
            <text:p>:m :th,mysl / topic=~ / content=「神よ」だけでは、足らず。「仁」無くんば、呼吸不能[あたはず。,id=~,other=~ / lang=ja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17" office:value-type="string">
            <text:p>2023-04-22_08-05-25_000.jpg</text:p>
          </table:table-cell>
          <table:table-cell table:style-name="ce26" office:value-type="string">
            <text:p>:m :th,mysl / topic=~ / content=物理・化学の書を猛読す。天に事ふる所以,id=~,other=~ / lang=ja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:th,mysl / topic=~ / content=物理・化学の書を猛読す。天に事ふる所以,id=~,other=~ / lang=ja">
            <text:p>:m :th,mysl / topic=~ / content=物理・化学の書を猛読す。天に事ふる所以,id=~,other=~ / lang=ja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17" office:value-type="string">
            <text:p>2023-04-22_08-42-51_000.jpg</text:p>
          </table:table-cell>
          <table:table-cell table:style-name="ce26" office:value-type="string">
            <text:p>:m #*# RES / JVEMV6 64#67_11_senshin / 『論語 先進』 著者=~,校注=~ / p.252 / w=,topic=人物：リストに並べる,publisher=明治書院,other=list+:子路：冉求（子有）：曾晳：公西華（子華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#*# RES / JVEMV6 64#67_11_senshin / 『論語 先進』 著者=~,校注=~ / p.252 / w=,topic=人物：リストに並べる,publisher=明治書院,other=list+:子路：冉求（子有）：曾晳：公西華（子華）">
            <text:p>:m #*# RES / JVEMV6 64#67_11_senshin / 『論語 先進』 著者=~,校注=~ / p.252 / w=,topic=人物：リストに並べる,publisher=明治書院,other=list+:子路：冉求（子有）：曾晳：公西華（子華）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17" office:value-type="string">
            <text:p>2023-04-22_10-44-24_000.jpg</text:p>
          </table:table-cell>
          <table:table-cell table:style-name="ce26" office:value-type="string">
            <text:p>:m 1*1 RES / JVEMV6 64#250_amemiya / 『田中正造の人と生涯』 著者=雨宮義人,校注=~ / p.58 / w=,topic=足尾鉱毒事件,publisher=~,other=ske+:sk-id.OSCA:弁財船；memo+:m-id.R49N:硫酸銅、酸化銅；ske+:sk-id.FDC5:アユ；ske+:sk-id.GM2P:陸稲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1*1 RES / JVEMV6 64#250_amemiya / 『田中正造の人と生涯』 著者=雨宮義人,校注=~ / p.58 / w=,topic=足尾鉱毒事件,publisher=~,other=ske+:sk-id.OSCA:弁財船；memo+:m-id.R49N:硫酸銅、酸化銅；ske+:sk-id.FDC5:アユ；ske+:sk-id.GM2P:陸稲">
            <text:p>:m 1*1 RES / JVEMV6 64#250_amemiya / 『田中正造の人と生涯』 著者=雨宮義人,校注=~ / p.58 / w=,topic=足尾鉱毒事件,publisher=~,other=ske+:sk-id.OSCA:弁財船；memo+:m-id.R49N:硫酸銅、酸化銅；ske+:sk-id.FDC5:アユ；ske+:sk-id.GM2P:陸稲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9">
            <text:p>19</text:p>
          </table:table-cell>
          <table:table-cell table:style-name="ce17" office:value-type="string">
            <text:p>2023-04-22_12-13-17_000.jpg</text:p>
          </table:table-cell>
          <table:table-cell table:style-name="ce26" office:value-type="string">
            <text:p>:m 1*2 RES / JVEMV6 64#238_maeno / 『微粒子から探る物性七変化』 著者=前野昌弘,校注=~ / p.117 / w=表面張力；,topic=物性,publisher=~,other=calc+:ref:c-id.58287;q+:q-id.F6UY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1*2 RES / JVEMV6 64#238_maeno / 『微粒子から探る物性七変化』 著者=前野昌弘,校注=~ / p.117 / w=表面張力；,topic=物性,publisher=~,other=calc+:ref:c-id.58287;q+:q-id.F6UY">
            <text:p>:m 1*2 RES / JVEMV6 64#238_maeno / 『微粒子から探る物性七変化』 著者=前野昌弘,校注=~ / p.117 / w=表面張力；,topic=物性,publisher=~,other=calc+:ref:c-id.58287;q+:q-id.F6UY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20">
            <text:p>20</text:p>
          </table:table-cell>
          <table:table-cell table:style-name="ce10" office:value-type="string">
            <text:p>2023-04-22_12-13-41_000.jpg</text:p>
          </table:table-cell>
          <table:table-cell table:style-name="ce26" office:value-type="string">
            <text:p>:m 2*2 RES / JVEMV6 64#238_maeno / 『微粒子から探る物性七変化』 著者=前野昌弘,校注=~ / p.117 / w=表面張力；,topic=物性,publisher=~,other=q+:q-id.F6UY(continue) / N+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 office:value-type="string">
            <text:p>2023-04-22_03-01-36_000.jpg</text:p>
          </table:table-cell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6">
            <text:p>6</text:p>
          </table:table-cell>
          <table:table-cell table:style-name="ce17" office:value-type="string">
            <text:p>2023-04-21_21-08-05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食べた物 ">
            <text:p>:m 食べた物 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1">
            <text:p>21</text:p>
          </table:table-cell>
          <table:table-cell table:style-name="ce17" office:value-type="string">
            <text:p>2023-04-22_12-53-03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食べた物 ">
            <text:p>:m 食べた物 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7" office:value-type="string">
            <text:p>2023-04-21_21-16-37_000.jpg</text:p>
          </table:table-cell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食べた物 / 盛り付け方、様子">
            <text:p>:m 食べた物 / 盛り付け方、様子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7" office:value-type="string">
            <text:p>2023-04-22_01-16-26_000.jpg</text:p>
          </table:table-cell>
          <table:table-cell table:style-name="ce26" office:value-type="string">
            <text:p>:PHOTO 記録 / 経過記録；作ったもの / food=焼酎漬け / material=オオバ,liquor=麦焼酎：??ml,time=~,container=silver-cap-small / type=~,other=,occasion=経過観察。１回目のもの、溶液を取り分け。１回目＝２日漬け,id=2023-04-22_01-16-26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PHOTO 記録 / 経過記録；作ったもの / food=焼酎漬け / material=オオバ,liquor=麦焼酎：??ml,time=~,container=silver-cap-small / type=~,other=,occasion=経過観察。１回目のもの、溶液を取り分け。１回目＝２日漬け,id=2023-04-22_01-16-26_000.jpg">
            <text:p>:PHOTO 記録 / 経過記録；作ったもの / food=焼酎漬け / material=オオバ,liquor=麦焼酎：??ml,time=~,container=silver-cap-small / type=~,other=,occasion=経過観察。１回目のもの、溶液を取り分け。１回目＝２日漬け,id=2023-04-22_01-16-26_000.jpg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7" office:value-type="string">
            <text:p>2023-04-22_01-16-43_000.jpg</text:p>
          </table:table-cell>
          <table:table-cell table:style-name="ce26" office:value-type="string">
            <text:p>:PHOTO 記録 / 経過記録；作ったもの / food=焼酎漬け / material=オオバ,liquor=麦焼酎：??ml,time=~,container=silver-cap-small / type=~,other=,occasion=経過観察。１回目のもの、溶液を取り分け。１回目＝２日漬け；取り出したもの。溶液の色を、観察。,id=2023-04-22_01-16-26_000.jpg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PHOTO 記録 / 経過記録；作ったもの / food=焼酎漬け / material=オオバ,liquor=麦焼酎：??ml,time=~,container=silver-cap-small / type=~,other=,occasion=経過観察。１回目のもの、溶液を取り分け。１回目＝２日漬け；取り出したもの。溶液の色を、観察。,id=2023-04-22_01-16-26_000.jpg">
            <text:p>:PHOTO 記録 / 経過記録；作ったもの / food=焼酎漬け / material=オオバ,liquor=麦焼酎：??ml,time=~,container=silver-cap-small / type=~,other=,occasion=経過観察。１回目のもの、溶液を取り分け。１回目＝２日漬け；取り出したもの。溶液の色を、観察。,id=2023-04-22_01-16-26_000.jpg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17" office:value-type="string">
            <text:p>2023-04-22_07-49-17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2">
            <text:p>22</text:p>
          </table:table-cell>
          <table:table-cell table:style-name="ce17" office:value-type="string">
            <text:p>2023-04-22_14-09-37_000.jpg</text:p>
          </table:table-cell>
          <table:table-cell table:style-name="ce26" office:value-type="string">
            <text:p>:m #*# RES / free# S87DP9 記事読み / id=8Y0K(browser=yan) / media=ya / theme=新型インフルエンザ；特措法；改正,content=~,w=~ / genre=~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m #*# RES / free# S87DP9 記事読み / id=8Y0K(browser=yan) / media=ya / theme=新型インフルエンザ；特措法；改正,content=~,w=~ / genre=~ / other=~">
            <text:p>:m #*# RES / free# S87DP9 記事読み / id=8Y0K(browser=yan) / media=ya / theme=新型インフルエンザ；特措法；改正,content=~,w=~ / genre=~ / other=~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3">
            <text:p>23</text:p>
          </table:table-cell>
          <table:table-cell table:style-name="ce17" office:value-type="string">
            <text:p>2023-04-22_14-24-42_000.jpg</text:p>
          </table:table-cell>
          <table:table-cell table:style-name="ce26" office:value-type="string">
            <text:p>:m #*# RES / free# S87DP9 記事読み / id=MIZK(browser=yan) / media=ei / theme=パレスチナ；イスラエル；医療；移動不許可,content=~,w=~ / genre=~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string" office:string-value=":m #*# RES / free# S87DP9 記事読み / id=MIZK(browser=yan) / media=ei / theme=パレスチナ；イスラエル；医療；移動不許可,content=~,w=~ / genre=~ / other=~">
            <text:p>:m #*# RES / free# S87DP9 記事読み / id=MIZK(browser=yan) / media=ei / theme=パレスチナ；イスラエル；医療；移動不許可,content=~,w=~ / genre=~ / other=~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47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5">
            <text:p>25</text:p>
          </table:table-cell>
          <table:table-cell table:style-name="ce17" office:value-type="string">
            <text:p>2023-04-22_16-04-36_000.jpg</text:p>
          </table:table-cell>
          <table:table-cell table:style-name="ce26" office:value-type="string">
            <text:p>:m 1*2 / read-docs / theme=習近平(xijinping)：講話,content=人大,w=； / genre=~ / other=~, doc-id=P7GO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0]=&quot;&quot;;[.C20];CONCATENATE([.C20];&quot; / &quot;;[.E20]))" office:value-type="string" office:string-value=":m 1*2 / read-docs / theme=習近平(xijinping)：講話,content=人大,w=； / genre=~ / other=~, doc-id=P7GO">
            <text:p>:m 1*2 / read-docs / theme=習近平(xijinping)：講話,content=人大,w=； / genre=~ / other=~, doc-id=P7GO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47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10" office:value-type="string">
            <text:p>2023-04-22_16-04-50_000.jpg</text:p>
          </table:table-cell>
          <table:table-cell table:style-name="ce26" office:value-type="string">
            <text:p>:m 2*2 / read-docs / theme=習近平(xijinping)：講話,content=人大,w=； / genre=~ / other=~, doc-id=P7GO || read-docs / theme=習近平(xijinping)：講話,content=人大,w=； / genre=~ / other=~, doc-id=IHB5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21];[.K21])" office:value-type="string" office:string-value="jpg">
            <text:p>jpg</text:p>
          </table:table-cell>
          <table:table-cell table:style-name="ce47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7">
            <text:p>27</text:p>
          </table:table-cell>
          <table:table-cell table:style-name="ce17" office:value-type="string">
            <text:p>2023-04-22_17-38-23_000.jpg</text:p>
          </table:table-cell>
          <table:table-cell table:style-name="ce26" office:value-type="string">
            <text:p>:m #*# RES / JVEMV6 64#270_mushuukyoo_koishikawa / 『日本人は本当に無宗教なのか』 著者=礫川全次,校注=~ / p.57 / w=岩橋小弥太；子安宣邦,topic=；,publishe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string" office:string-value=":m #*# RES / JVEMV6 64#270_mushuukyoo_koishikawa / 『日本人は本当に無宗教なのか』 著者=礫川全次,校注=~ / p.57 / w=岩橋小弥太；子安宣邦,topic=；,publisher=~,other=~">
            <text:p>:m #*# RES / JVEMV6 64#270_mushuukyoo_koishikawa / 『日本人は本当に無宗教なのか』 著者=礫川全次,校注=~ / p.57 / w=岩橋小弥太；子安宣邦,topic=；,publisher=~,other=~</text:p>
          </table:table-cell>
          <table:table-cell table:style-name="ce10" table:formula="of:=RIGHT([.B22];[.K22])" office:value-type="string" office:string-value="jpg">
            <text:p>jpg</text:p>
          </table:table-cell>
          <table:table-cell table:style-name="ce47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 office:value-type="string">
            <text:p>2023-04-21_18-21-22_000.mp4</text:p>
          </table:table-cell>
          <table:table-cell table:style-name="ce26" office:value-type="string">
            <text:p>:VIDEO / @自室 / 記録 / jap.flute / 演奏、play / R=1 / genre=melody,session=hour-18,memo=~,file-piece-id=~,memo=~,other=~ /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10" table:formula="of:=RIGHT([.B23];[.K23])" office:value-type="string" office:string-value="mp4">
            <text:p>mp4</text:p>
          </table:table-cell>
          <table:table-cell table:style-name="ce47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 office:value-type="string">
            <text:p>2023-04-21_18-48-35_000.mp4</text:p>
          </table:table-cell>
          <table:table-cell table:style-name="ce26" office:value-type="string">
            <text:p>:VIDEO / @自室 / 記録 / jap.flute / 演奏、play / R=2 / genre=melody,session=hour-18,memo=~,file-piece-id=2023-04-21_18-48-35_000.mp4,memo=~,other=~ /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4]=&quot;&quot;;[.C24];CONCATENATE([.C24];&quot; / &quot;;[.E24]))" office:value-type="string" office:string-value=":VIDEO / @自室 / 記録 / jap.flute / 演奏、play / R=2 / genre=melody,session=hour-18,memo=~,file-piece-id=2023-04-21_18-48-35_000.mp4,memo=~,other=~ /">
            <text:p>:VIDEO / @自室 / 記録 / jap.flute / 演奏、play / R=2 / genre=melody,session=hour-18,memo=~,file-piece-id=2023-04-21_18-48-35_000.mp4,memo=~,other=~ /</text:p>
          </table:table-cell>
          <table:table-cell table:style-name="ce10" table:formula="of:=RIGHT([.B24];[.K24])" office:value-type="string" office:string-value="mp4">
            <text:p>mp4</text:p>
          </table:table-cell>
          <table:table-cell table:style-name="ce47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7" office:value-type="string">
            <text:p>2023-04-21_18-50-54_000.mp4</text:p>
          </table:table-cell>
          <table:table-cell table:style-name="ce26" office:value-type="string">
            <text:p>:VIDEO / @自室 / 記録 / jap.flute / 演奏、play / R=3 / genre=melody,session=hour-18,memo=~,file-piece-id=2023-04-21_18-48-35_000.mp4,memo=~,other=continued-from:2023-04-21_18-48-35_000.mp4 /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5]=&quot;&quot;;[.C27];CONCATENATE([.C27];&quot; / &quot;;[.E25]))" office:value-type="string" office:string-value=":VIDEO / @自室 / 記録 / jap.flute / 演奏、play / R=4 / genre=melody,session=hour-18,memo=~,file-piece-id=,memo=~,other=similar-to:2023-04-21_18-53-53_000.mp4 /">
            <text:p>:VIDEO / @自室 / 記録 / jap.flute / 演奏、play / R=4 / genre=melody,session=hour-18,memo=~,file-piece-id=,memo=~,other=similar-to:2023-04-21_18-53-53_000.mp4 /</text:p>
          </table:table-cell>
          <table:table-cell table:style-name="ce10" table:formula="of:=RIGHT([.B25];[.K25])" office:value-type="string" office:string-value="mp4">
            <text:p>mp4</text:p>
          </table:table-cell>
          <table:table-cell table:style-name="ce47" table:formula="of:=FIND(&quot;.&quot;;[.B25];1)" office:value-type="float" office:value="24">
            <text:p>24</text:p>
          </table:table-cell>
          <table:table-cell table:formula="of:=LEN([.B25])" office:value-type="float" office:value="27">
            <text:p>27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7" office:value-type="string">
            <text:p>2023-04-21_18-53-53_000.mp4</text:p>
          </table:table-cell>
          <table:table-cell table:style-name="ce26" office:value-type="string">
            <text:p>:VIDEO / @自室 / 記録 / jap.flute / 演奏、play / R=4 / genre=melody,session=hour-18,memo=~,file-piece-id=,memo=~,other=similar-to:2023-04-21_18-48-35_000.mp4 /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string" office:string-value=":VIDEO / @自室 / 記録 / jap.flute / 演奏、play / R=4 / genre=melody,session=hour-18,memo=~,file-piece-id=,memo=~,other=similar-to:2023-04-21_18-48-35_000.mp4 /">
            <text:p>:VIDEO / @自室 / 記録 / jap.flute / 演奏、play / R=4 / genre=melody,session=hour-18,memo=~,file-piece-id=,memo=~,other=similar-to:2023-04-21_18-48-35_000.mp4 /</text:p>
          </table:table-cell>
          <table:table-cell table:style-name="ce10" table:formula="of:=RIGHT([.B26];[.K26])" office:value-type="string" office:string-value="mp4">
            <text:p>mp4</text:p>
          </table:table-cell>
          <table:table-cell table:style-name="ce47" table:formula="of:=FIND(&quot;.&quot;;[.B26];1)" office:value-type="float" office:value="24">
            <text:p>24</text:p>
          </table:table-cell>
          <table:table-cell table:formula="of:=LEN([.B26])" office:value-type="float" office:value="27">
            <text:p>27</text:p>
          </table:table-cell>
          <table:table-cell table:formula="of:=[.J26]-[.I2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 office:value-type="string">
            <text:p>2023-04-21_18-55-19_000.mp4</text:p>
          </table:table-cell>
          <table:table-cell table:style-name="ce26" office:value-type="string">
            <text:p>:VIDEO / @自室 / 記録 / jap.flute / 演奏、play / R=4 / genre=melody,session=hour-18,memo=~,file-piece-id=,memo=~,other=similar-to:2023-04-21_18-53-53_000.mp4 /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string" office:string-value=":VIDEO / @自室 / 記録 / jap.flute / 演奏、play / R=4 / genre=melody,session=hour-18,memo=~,file-piece-id=,memo=~,other=similar-to:2023-04-21_18-53-53_000.mp4 /">
            <text:p>:VIDEO / @自室 / 記録 / jap.flute / 演奏、play / R=4 / genre=melody,session=hour-18,memo=~,file-piece-id=,memo=~,other=similar-to:2023-04-21_18-53-53_000.mp4 /</text:p>
          </table:table-cell>
          <table:table-cell table:style-name="ce10" table:formula="of:=RIGHT([.B27];[.K27])" office:value-type="string" office:string-value="mp4">
            <text:p>mp4</text:p>
          </table:table-cell>
          <table:table-cell table:style-name="ce47" table:formula="of:=FIND(&quot;.&quot;;[.B27];1)" office:value-type="float" office:value="24">
            <text:p>24</text:p>
          </table:table-cell>
          <table:table-cell table:formula="of:=LEN([.B27])" office:value-type="float" office:value="27">
            <text:p>27</text:p>
          </table:table-cell>
          <table:table-cell table:formula="of:=[.J27]-[.I2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4">
            <text:p>24</text:p>
          </table:table-cell>
          <table:table-cell table:style-name="ce17" office:value-type="string">
            <text:p>2023-04-22_14-32-04_000.mp4</text:p>
          </table:table-cell>
          <table:table-cell table:style-name="ce26" office:value-type="string">
            <text:p>:VIDEO / @自室 / 記録 / jap.flute / 演奏、play / R=1 / genre=melody,session=hour-14,memo=~,file-piece-id=,memo=~,other=~ /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string" office:string-value=":VIDEO / @自室 / 記録 / jap.flute / 演奏、play / R=1 / genre=melody,session=hour-14,memo=~,file-piece-id=,memo=~,other=~ /">
            <text:p>:VIDEO / @自室 / 記録 / jap.flute / 演奏、play / R=1 / genre=melody,session=hour-14,memo=~,file-piece-id=,memo=~,other=~ /</text:p>
          </table:table-cell>
          <table:table-cell table:style-name="ce10" table:formula="of:=RIGHT([.B28];[.K28])" office:value-type="string" office:string-value="mp4">
            <text:p>mp4</text:p>
          </table:table-cell>
          <table:table-cell table:style-name="ce47" table:formula="of:=FIND(&quot;.&quot;;[.B28];1)" office:value-type="float" office:value="24">
            <text:p>24</text:p>
          </table:table-cell>
          <table:table-cell table:formula="of:=LEN([.B28])" office:value-type="float" office:value="27">
            <text:p>27</text:p>
          </table:table-cell>
          <table:table-cell table:formula="of:=[.J28]-[.I2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28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23">2023/04/23</text:date>, <text:time>10:55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4-23T10:55:36.73</dc:date>
    <dc:creator>iwabuchi ken</dc:creator>
    <meta:editing-duration>P55DT22H11M21S</meta:editing-duration>
    <meta:editing-cycles>18237</meta:editing-cycles>
    <meta:document-statistic meta:table-count="2" meta:cell-count="939" meta:object-count="0"/>
    <meta:user-defined meta:name="qrichtext">1</meta:user-defined>
  </office:meta>
</office:document-meta>
</file>